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da053"/>
    </style:style>
    <style:style style:name="P2" style:family="paragraph" style:parent-style-name="Heading_20_3">
      <style:text-properties officeooo:rsid="000da053" officeooo:paragraph-rsid="000da053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1">
      <style:paragraph-properties style:writing-mode="lr-tb"/>
    </style:style>
    <style:style style:name="P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1">
      <style:text-properties fo:background-color="#ffff00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fc191" fo:background-color="#ffff00" loext:char-shading-value="0"/>
    </style:style>
    <style:style style:name="T3" style:family="text">
      <style:text-properties officeooo:rsid="000fc19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Assignment No :- 22</text:h>
      <text:h text:style-name="P1" text:outline-level="3"/>
      <text:h text:style-name="P1" text:outline-level="3">Step 1: Installing Drupal on Ubuntu</text:h>
      <text:list xml:id="list1145715944" text:style-name="L1">
        <text:list-item>
          <text:p text:style-name="P7"><text:span text:style-name="Strong_20_Emphasis">Install Apache2 Web Server</text:span> Open the terminal and install Apache2 by running the following command:</text:p>
          <text:p text:style-name="P6"><text:s/></text:p>
          <text:p text:style-name="P4"><text:span text:style-name="Source_20_Text"><text:span text:style-name="T1">sudo apt update</text:span></text:span></text:p>
          <text:p text:style-name="P5"><text:span text:style-name="Source_20_Text"><text:span text:style-name="T1">sudo apt install apache2</text:span></text:span></text:p>
          <text:p text:style-name="P7">Start the Apache2 server:</text:p>
          <text:p text:style-name="P3"><text:s/></text:p>
          <text:p text:style-name="P4"><text:span text:style-name="Source_20_Text"><text:span text:style-name="T1">sudo systemctl start apache2</text:span></text:span></text:p>
          <text:p text:style-name="P5"><text:span text:style-name="Source_20_Text"><text:span text:style-name="T1">sudo systemctl enable apache2</text:span></text:span></text:p>
        </text:list-item>
        <text:list-item>
          <text:p text:style-name="P7"><text:span text:style-name="Strong_20_Emphasis">Install PHP and Required Modules</text:span> Install PHP along with the required modules for Drupal:</text:p>
          <text:p text:style-name="P3"><text:s/></text:p>
          <text:p text:style-name="P5"><text:span text:style-name="Source_20_Text"><text:span text:style-name="T1">sudo apt install php libapache2-mod-php php-mysql php-xml php-mbstring php-curl php-zip php-gd php-json</text:span></text:span></text:p>
        </text:list-item>
        <text:list-item>
          <text:p text:style-name="P7"><text:span text:style-name="Strong_20_Emphasis">Install MySQL Database Server</text:span> Drupal requires a database, so install MySQL:</text:p>
          <text:p text:style-name="P3"><text:s/></text:p>
          <text:p text:style-name="P4"><text:span text:style-name="Source_20_Text"><text:span text:style-name="T1">sudo apt install mysql-server</text:span></text:span></text:p>
          <text:p text:style-name="P4"><text:span text:style-name="Source_20_Text"><text:span text:style-name="T1">sudo systemctl start mysql</text:span></text:span></text:p>
          <text:p text:style-name="P5"><text:span text:style-name="Source_20_Text"><text:span text:style-name="T1">sudo systemctl enable mysql</text:span></text:span></text:p>
        </text:list-item>
        <text:list-item>
          <text:p text:style-name="P7"><text:span text:style-name="Strong_20_Emphasis">Create a Database for Drupal</text:span> Log into MySQL and create a database for Drupal:</text:p>
          <text:p text:style-name="P3"><text:s/></text:p>
          <text:p text:style-name="P4"><text:span text:style-name="Source_20_Text"><text:span text:style-name="T1">sudo mysql -u root -p</text:span></text:span></text:p>
          <text:p text:style-name="P4"><text:span text:style-name="Source_20_Text"><text:span text:style-name="T1">CREATE DATABASE drupal;</text:span></text:span></text:p>
          <text:p text:style-name="P4"><text:span text:style-name="Source_20_Text"><text:span text:style-name="T1">CREATE USER 'drupaluser'@'localhost' IDENTIFIED BY 'password';</text:span></text:span></text:p>
          <text:p text:style-name="P4"><text:span text:style-name="Source_20_Text"><text:span text:style-name="T1">GRANT ALL PRIVILEGES ON drupal.* TO 'drupaluser'@'localhost';</text:span></text:span></text:p>
          <text:p text:style-name="P4"><text:span text:style-name="Source_20_Text"><text:span text:style-name="T1">FLUSH PRIVILEGES;</text:span></text:span></text:p>
          <text:p text:style-name="P5"><text:span text:style-name="Source_20_Text"><text:span text:style-name="T1">EXIT;</text:span></text:span></text:p>
        </text:list-item>
        <text:list-item>
          <text:p text:style-name="P7"><text:span text:style-name="Strong_20_Emphasis">Download Drupal</text:span> Go to the Drupal website or download directly from the terminal:</text:p>
          <text:p text:style-name="P3"><text:s/></text:p>
          <text:p text:style-name="P4"><text:span text:style-name="Source_20_Text"><text:span text:style-name="T1">wget https://www.drupal.org/download-latest/tar.gz</text:span></text:span></text:p>
          <text:p text:style-name="P4"><text:span text:style-name="Source_20_Text"><text:span text:style-name="T1">tar -xvzf drupal-*.tar.gz</text:span></text:span></text:p>
          <text:p text:style-name="P5"><text:span text:style-name="Source_20_Text"><text:span text:style-name="T1">sudo mv drupal-* /var/www/html/drupal</text:span></text:span></text:p>
        </text:list-item>
        <text:list-item>
          <text:p text:style-name="P7"><text:span text:style-name="Strong_20_Emphasis">Set Permissions</text:span> Set the correct permissions for the Drupal directory:</text:p>
          <text:p text:style-name="P3"><text:s/></text:p>
          <text:p text:style-name="P4"><text:span text:style-name="Source_20_Text"><text:span text:style-name="T1">sudo chown -R www-data:www-data /var/www/html/drupal</text:span></text:span></text:p>
          <text:p text:style-name="P5"><text:span text:style-name="Source_20_Text"><text:span text:style-name="T1">sudo chmod -R 755 /var/www/html/drupal</text:span></text:span></text:p>
        </text:list-item>
        <text:list-item>
          <text:p text:style-name="P7"><text:span text:style-name="Strong_20_Emphasis">Enable Apache Rewrite Module</text:span> Enable the mod_rewrite module to allow Drupal's URL routing to work:</text:p>
          <text:p text:style-name="P3"><text:soft-page-break/><text:s/></text:p>
          <text:p text:style-name="P4"><text:span text:style-name="Source_20_Text"><text:span text:style-name="T1">sudo a2enmod rewrite</text:span></text:span></text:p>
          <text:p text:style-name="P5"><text:span text:style-name="Source_20_Text"><text:span text:style-name="T1">sudo systemctl restart apache2</text:span></text:span></text:p>
        </text:list-item>
        <text:list-item>
          <text:p text:style-name="P7"><text:span text:style-name="Strong_20_Emphasis">Configure Apache Virtual Host</text:span> Create a virtual host for Drupal:</text:p>
          <text:p text:style-name="P3"><text:s/></text:p>
          <text:p text:style-name="P5"><text:span text:style-name="Source_20_Text">sudo nano /etc/apache2/sites-available/drupal.conf</text:span></text:p>
          <text:p text:style-name="P7">Add the following configuration:</text:p>
          <text:p text:style-name="P6"/>
          <text:p text:style-name="P4"><text:span text:style-name="Source_20_Text"><text:span text:style-name="T1">&lt;VirtualHost *:80&gt;</text:span></text:span></text:p>
          <text:p text:style-name="P4"><text:span text:style-name="Source_20_Text"><text:span text:style-name="T1"><text:s text:c="4"/>ServerAdmin webmaster@localhost</text:span></text:span></text:p>
          <text:p text:style-name="P4"><text:span text:style-name="Source_20_Text"><text:span text:style-name="T1"><text:s text:c="4"/>DocumentRoot /var/www/html/drupal</text:span></text:span></text:p>
          <text:p text:style-name="P4"><text:span text:style-name="Source_20_Text"><text:span text:style-name="T1"><text:s text:c="4"/>ServerName </text:span></text:span><text:span text:style-name="Source_20_Text"><text:span text:style-name="T2">localhost</text:span></text:span></text:p>
          <text:p text:style-name="P4"><text:span text:style-name="Source_20_Text"><text:span text:style-name="T1"><text:s text:c="4"/>&lt;Directory /var/www/html/drupal&gt;</text:span></text:span></text:p>
          <text:p text:style-name="P4"><text:span text:style-name="Source_20_Text"><text:span text:style-name="T1"><text:s text:c="8"/>AllowOverride All</text:span></text:span></text:p>
          <text:p text:style-name="P4"><text:span text:style-name="Source_20_Text"><text:span text:style-name="T1"><text:s text:c="4"/>&lt;/Directory&gt;</text:span></text:span></text:p>
          <text:p text:style-name="P5"><text:span text:style-name="Source_20_Text"><text:span text:style-name="T1">&lt;/VirtualHost&gt;</text:span></text:span></text:p>
          <text:p text:style-name="P7">Enable the site and restart Apache:</text:p>
          <text:p text:style-name="P3"><text:s/></text:p>
          <text:p text:style-name="P4"><text:span text:style-name="Source_20_Text"><text:span text:style-name="T1">sudo a2ensite drupal.conf</text:span></text:span></text:p>
          <text:p text:style-name="P5"><text:span text:style-name="Source_20_Text"><text:span text:style-name="T1">sudo systemctl restart apache2</text:span></text:span></text:p>
        </text:list-item>
      </text:list>
      <text:h text:style-name="Heading_20_3" text:outline-level="3">Step 2: Accessing Drupal and Initial Setup</text:h>
      <text:list xml:id="list4212740183" text:style-name="L2">
        <text:list-item>
          <text:p text:style-name="P8"><text:span text:style-name="Strong_20_Emphasis">Access Drupal Installation</text:span> Open your browser and go to <text:span text:style-name="Source_20_Text">http://local</text:span><text:span text:style-name="Source_20_Text"><text:span text:style-name="T3">host</text:span></text:span>. The Drupal installation wizard should appear.</text:p>
        </text:list-item>
        <text:list-item>
          <text:p text:style-name="P8"><text:span text:style-name="Strong_20_Emphasis">Choose Installation Profile</text:span> Select "Standard" for a typical installation. It will set up common features needed for most sites.</text:p>
        </text:list-item>
        <text:list-item>
          <text:p text:style-name="P8"><text:span text:style-name="Strong_20_Emphasis">Set Up Database Configuration</text:span> Enter the database details you created earlier:</text:p>
          <text:list>
            <text:list-item>
              <text:p text:style-name="P9">Database Name: <text:span text:style-name="Source_20_Text">drupal</text:span></text:p>
            </text:list-item>
            <text:list-item>
              <text:p text:style-name="P9">Database User: <text:span text:style-name="Source_20_Text">drupaluser</text:span></text:p>
            </text:list-item>
            <text:list-item>
              <text:p text:style-name="P9">Database Password: <text:span text:style-name="Source_20_Text">password</text:span></text:p>
            </text:list-item>
            <text:list-item>
              <text:p text:style-name="P9">Database Host: <text:span text:style-name="Source_20_Text">localhost</text:span></text:p>
            </text:list-item>
          </text:list>
        </text:list-item>
        <text:list-item>
          <text:p text:style-name="P8"><text:span text:style-name="Strong_20_Emphasis">Set Up Site Information</text:span></text:p>
          <text:list>
            <text:list-item>
              <text:p text:style-name="P9">Site Name: Your desired site name</text:p>
            </text:list-item>
            <text:list-item>
              <text:p text:style-name="P9">Site Email Address: The email address for your website</text:p>
            </text:list-item>
          </text:list>
        </text:list-item>
        <text:list-item>
          <text:p text:style-name="P8"><text:span text:style-name="Strong_20_Emphasis">Create Admin Account</text:span> Set up your admin account with a username, email, and password. This account will be used to manage the Drupal site.</text:p>
        </text:list-item>
        <text:list-item>
          <text:p text:style-name="P8"><text:span text:style-name="Strong_20_Emphasis">Complete Installation</text:span> Click "Save and Continue" to finish the installation process. Once completed, you will be redirected to the Drupal site dashboard.</text:p>
        </text:list-item>
      </text:list>
      <text:h text:style-name="Heading_20_3" text:outline-level="3">Step 3: Creating Users in Drupal</text:h>
      <text:p text:style-name="Text_20_body">To manage content and users in Drupal, you must first create different roles and assign permissions.</text:p>
      <text:list xml:id="list2833279235" text:style-name="L3">
        <text:list-item>
          <text:p text:style-name="P10"><text:span text:style-name="Strong_20_Emphasis">Navigate to People</text:span> From the admin dashboard, go to <text:span text:style-name="Source_20_Text">Manage &gt; People</text:span>.</text:p>
        </text:list-item>
        <text:list-item>
          <text:p text:style-name="P10"><text:soft-page-break/><text:span text:style-name="Strong_20_Emphasis">Create a New Role</text:span></text:p>
          <text:list>
            <text:list-item>
              <text:p text:style-name="P11">Click "Roles" and then "Add role."</text:p>
            </text:list-item>
            <text:list-item>
              <text:p text:style-name="P11">Name the role, such as "Editor" or "Contributor," and click "Save."</text:p>
            </text:list-item>
          </text:list>
        </text:list-item>
        <text:list-item>
          <text:p text:style-name="P10"><text:span text:style-name="Strong_20_Emphasis">Assign Permissions to the Role</text:span></text:p>
          <text:list>
            <text:list-item>
              <text:p text:style-name="P11">Go to <text:span text:style-name="Source_20_Text">Manage &gt; People &gt; Permissions</text:span>.</text:p>
            </text:list-item>
            <text:list-item>
              <text:p text:style-name="P11">Assign the desired permissions to each role. For example, Editors can create and edit content, while Contributors can only view content.</text:p>
            </text:list-item>
          </text:list>
        </text:list-item>
        <text:list-item>
          <text:p text:style-name="P10"><text:span text:style-name="Strong_20_Emphasis">Create a User</text:span></text:p>
          <text:list>
            <text:list-item>
              <text:p text:style-name="P11">Go to <text:span text:style-name="Source_20_Text">Manage &gt; People &gt; Add user</text:span>.</text:p>
            </text:list-item>
            <text:list-item>
              <text:p text:style-name="P11">Fill in the username, email, password, and assign a role to the user.</text:p>
            </text:list-item>
            <text:list-item>
              <text:p text:style-name="P10">Click "Create new account" to save.</text:p>
            </text:list-item>
          </text:list>
        </text:list-item>
      </text:list>
      <text:h text:style-name="Heading_20_3" text:outline-level="3">Step 4: Managing Content in Drupal</text:h>
      <text:p text:style-name="Text_20_body">Drupal allows you to manage various types of content, such as pages, articles, and custom content types.</text:p>
      <text:list xml:id="list411088738" text:style-name="L4">
        <text:list-item>
          <text:p text:style-name="P12"><text:span text:style-name="Strong_20_Emphasis">Create Content</text:span></text:p>
          <text:list>
            <text:list-item>
              <text:p text:style-name="P13">Go to <text:span text:style-name="Source_20_Text">Content &gt; Add content</text:span>.</text:p>
            </text:list-item>
            <text:list-item>
              <text:p text:style-name="P13">Choose a content type (e.g., Article or Basic page).</text:p>
            </text:list-item>
            <text:list-item>
              <text:p text:style-name="P13">Fill in the title, body, and any additional fields.</text:p>
            </text:list-item>
            <text:list-item>
              <text:p text:style-name="P13">Click "Save" to create the content.</text:p>
            </text:list-item>
          </text:list>
        </text:list-item>
        <text:list-item>
          <text:p text:style-name="P12"><text:span text:style-name="Strong_20_Emphasis">Edit Content</text:span></text:p>
          <text:list>
            <text:list-item>
              <text:p text:style-name="P13">Go to <text:span text:style-name="Source_20_Text">Content</text:span> to view all content.</text:p>
            </text:list-item>
            <text:list-item>
              <text:p text:style-name="P13">Click "Edit" next to the content you want to modify.</text:p>
            </text:list-item>
            <text:list-item>
              <text:p text:style-name="P13">Make changes and save.</text:p>
            </text:list-item>
          </text:list>
        </text:list-item>
        <text:list-item>
          <text:p text:style-name="P12"><text:span text:style-name="Strong_20_Emphasis">Delete Content</text:span></text:p>
          <text:list>
            <text:list-item>
              <text:p text:style-name="P12">In the <text:span text:style-name="Source_20_Text">Content</text:span> section, click "Delete" next to the content to remove it.</text:p>
            </text:list-item>
          </text:list>
        </text:list-item>
      </text:list>
      <text:h text:style-name="Heading_20_3" text:outline-level="3">Step 5: Comparing Drupal with Schoology</text:h>
      <text:p text:style-name="Text_20_body"><text:span text:style-name="Strong_20_Emphasis">Drupal</text:span> and <text:span text:style-name="Strong_20_Emphasis">Schoology</text:span> are both Content Management Systems (CMS), but they are designed for different use cases:</text:p>
      <text:list xml:id="list1642815816" text:style-name="L5">
        <text:list-item>
          <text:p text:style-name="P14"><text:span text:style-name="Strong_20_Emphasis">Drupal</text:span>:</text:p>
          <text:list>
            <text:list-item>
              <text:p text:style-name="P15">General-purpose CMS suitable for creating and managing websites, blogs, e-commerce sites, etc.</text:p>
            </text:list-item>
            <text:list-item>
              <text:p text:style-name="P15">Highly customizable with a large number of themes and modules.</text:p>
            </text:list-item>
            <text:list-item>
              <text:p text:style-name="P15">Strong community support.</text:p>
            </text:list-item>
            <text:list-item>
              <text:p text:style-name="P15">Offers advanced functionality through modules (e.g., content types, user roles, permissions).</text:p>
            </text:list-item>
          </text:list>
        </text:list-item>
        <text:list-item>
          <text:p text:style-name="P14"><text:span text:style-name="Strong_20_Emphasis">Schoology</text:span>:</text:p>
          <text:list>
            <text:list-item>
              <text:p text:style-name="P15">A specialized CMS primarily for educational institutions.</text:p>
            </text:list-item>
            <text:list-item>
              <text:p text:style-name="P15"><text:soft-page-break/>Focuses on managing online courses, assignments, grading, and communication between students and teachers.</text:p>
            </text:list-item>
            <text:list-item>
              <text:p text:style-name="P15">Includes features like quizzes, grade books, and course calendars, which are not native to Drupal.</text:p>
            </text:list-item>
            <text:list-item>
              <text:p text:style-name="P14">More structured and less flexible compared to Drupal when it comes to website creation.</text:p>
            </text:list-item>
          </text:list>
        </text:list-item>
      </text:list>
      <text:h text:style-name="Heading_20_3" text:outline-level="3">Conclusion</text:h>
      <text:p text:style-name="Text_20_body">Drupal is a powerful and flexible CMS that can be used to create a wide variety of websites. It allows for detailed user and content management and has robust features like role-based access and content types. However, compared to Schoology, which is focused on the education sector, Drupal is more general-purpose and customizable for various types of content and websites.</text:p>
      <text:p text:style-name="Text_20_body">By following the steps above, you can successfully set up and explore Drupal, creating users and managing content to demonstrate its core feature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6:41:33.730009386</meta:creation-date>
    <dc:date>2024-11-08T18:06:45.087344902</dc:date>
    <meta:editing-duration>PT12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9" meta:word-count="826" meta:character-count="5280" meta:non-whitespace-character-count="4567"/>
  </office:meta>
</office:document-meta>
</file>